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7e69" officeooo:paragraph-rsid="001c7e69"/>
    </style:style>
    <style:style style:name="P2" style:family="paragraph" style:parent-style-name="Standard">
      <style:paragraph-properties fo:break-before="page"/>
      <style:text-properties officeooo:rsid="001c7e69" officeooo:paragraph-rsid="001c7e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page.</text:p>
      <text:p text:style-name="P2">Second 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9-01-04T09:43:33.297638196</meta:creation-date>
    <dc:date>2019-01-04T09:44:22.525032663</dc:date>
    <dc:creator>Miklos Vajna</dc:creator>
    <meta:editing-duration>PT51S</meta:editing-duration>
    <meta:editing-cycles>1</meta:editing-cycles>
    <meta:document-statistic meta:table-count="0" meta:image-count="0" meta:object-count="0" meta:page-count="2" meta:paragraph-count="2" meta:word-count="4" meta:character-count="23" meta:non-whitespace-character-count="21"/>
    <meta:generator>LibreOfficeDev/6.3.0.0.alpha0$Linux_X86_64 LibreOffice_project/682205a0cd6142e2225119684436868906cdff56</meta:generator>
  </office:meta>
</office:document-meta>
</file>